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-40">
            <text:p>-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20.8">
            <text:p>-20.8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21.8">
            <text:p>-21.8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53.8">
            <text:p>-53.8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52.8">
            <text:p>-52.8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61">
            <text:p>-61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55.4">
            <text:p>-55.4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56">
            <text:p>-56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63.8">
            <text:p>-63.8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65.8">
            <text:p>-65.8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55.4">
            <text:p>-55.4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57">
            <text:p>-57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57.8">
            <text:p>-57.8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49.8">
            <text:p>-49.8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42">
            <text:p>-42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42.4">
            <text:p>-42.4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28.8">
            <text:p>-28.8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3.8">
            <text:p>-13.8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7.5">
            <text:p>-7.5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0537863">
            <text:p>10.205378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47229837">
            <text:p>12.472298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60292251">
            <text:p>12.602922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07559994">
            <text:p>14.075599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28493299">
            <text:p>12.284932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68999988">
            <text:p>19.689999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4679123">
            <text:p>20.9467912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99243556">
            <text:p>19.992435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.06059243">
            <text:p>21.060592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.6242444">
            <text:p>22.62424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27989445">
            <text:p>18.2798944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6015212">
            <text:p>14.60152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.00004897">
            <text:p>12.0000489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.62273913">
            <text:p>22.6227391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.31713541">
            <text:p>20.317135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.66839051">
            <text:p>24.66839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.10083518">
            <text:p>28.100835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.01892213">
            <text:p>31.0189221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.95303678">
            <text:p>27.9530367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.67447528">
            <text:p>28.674475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.2514392">
            <text:p>35.251439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1.03233741">
            <text:p>31.032337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.56048342">
            <text:p>29.5604834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.44107329">
            <text:p>34.441073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.19301254">
            <text:p>31.193012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.12186997">
            <text:p>35.1218699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.24506377">
            <text:p>36.2450637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.28759691">
            <text:p>31.2875969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.74938605">
            <text:p>34.749386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.02769935">
            <text:p>44.027699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.56472625">
            <text:p>43.56472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4-03-08T16:17:44</meta:creation-date>
    <dc:date>2014-03-08T16:19:10</dc:date>
    <dc:creator>jenny </dc:creator>
    <meta:editing-duration>P0D</meta:editing-duration>
    <meta:editing-cycles>1</meta:editing-cycles>
    <meta:document-statistic meta:table-count="1" meta:cell-count="162" meta:object-count="0"/>
    <meta:generator>LibreOffice/4.0.2.2$Linux_x86 LibreOffice_project/400m0$Build-2</meta:generator>
  </office:meta>
</office:document-meta>
</file>